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4b75"/>
    </style:style>
    <style:style style:name="P2" style:family="paragraph" style:parent-style-name="Standard">
      <style:text-properties style:font-name="Liberation Serif" fo:font-size="14pt" fo:font-weight="normal" officeooo:rsid="00024b75" officeooo:paragraph-rsid="00024b75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6pt" fo:font-style="italic" fo:font-weight="normal" officeooo:rsid="00078321" officeooo:paragraph-rsid="00078321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text-properties style:font-name="Liberation Serif" fo:font-size="16pt" fo:font-style="italic" fo:font-weight="normal" officeooo:rsid="00078321" officeooo:paragraph-rsid="000a47cf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text-properties style:font-name="Liberation Serif" fo:font-size="6pt" fo:font-style="italic" fo:font-weight="normal" officeooo:rsid="00078321" officeooo:paragraph-rsid="00078321" style:font-size-asian="5.25pt" style:font-style-asian="italic" style:font-weight-asian="normal" style:font-size-complex="6pt" style:font-style-complex="italic" style:font-weight-complex="normal"/>
    </style:style>
    <style:style style:name="P6" style:family="paragraph" style:parent-style-name="Standard">
      <style:text-properties style:font-name="Liberation Serif" fo:font-size="6pt" fo:font-style="italic" fo:font-weight="normal" officeooo:rsid="00078321" officeooo:paragraph-rsid="000a47cf" style:font-size-asian="5.25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>
      <style:text-properties style:font-name="Liberation Serif" fo:font-size="6pt" fo:font-weight="bold" officeooo:rsid="00024b75" officeooo:paragraph-rsid="00024b75" style:font-size-asian="5.25pt" style:font-weight-asian="bold" style:font-size-complex="6pt" style:font-weight-complex="bold"/>
    </style:style>
    <style:style style:name="P8" style:family="paragraph" style:parent-style-name="Standard">
      <style:text-properties fo:font-size="16pt" officeooo:rsid="0006398d" officeooo:paragraph-rsid="0006fe86" style:font-size-asian="16pt" style:font-size-complex="16pt"/>
    </style:style>
    <style:style style:name="P9" style:family="paragraph" style:parent-style-name="Standard">
      <style:text-properties fo:font-size="16pt" fo:font-style="italic" fo:font-weight="normal" officeooo:rsid="0006fe86" officeooo:paragraph-rsid="0006fe86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text-properties officeooo:paragraph-rsid="00024b75"/>
    </style:style>
    <style:style style:name="P11" style:family="paragraph" style:parent-style-name="Standard">
      <style:text-properties fo:font-style="italic" officeooo:rsid="0006fe86" officeooo:paragraph-rsid="00024b75" style:font-style-asian="italic" style:font-style-complex="italic"/>
    </style:style>
    <style:style style:name="P12" style:family="paragraph" style:parent-style-name="Standard">
      <style:text-properties officeooo:paragraph-rsid="0006fe86"/>
    </style:style>
    <style:style style:name="P13" style:family="paragraph" style:parent-style-name="Standard">
      <style:text-properties fo:font-size="6pt" officeooo:rsid="0006398d" officeooo:paragraph-rsid="0006fe86" style:font-size-asian="5.25pt" style:font-size-complex="6pt"/>
    </style:style>
    <style:style style:name="P14" style:family="paragraph" style:parent-style-name="Standard">
      <style:text-properties officeooo:rsid="000517f7" officeooo:paragraph-rsid="000517f7"/>
    </style:style>
    <style:style style:name="P15" style:family="paragraph" style:parent-style-name="Standard">
      <style:text-properties officeooo:rsid="000a47cf" officeooo:paragraph-rsid="000a47c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024b75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02e73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031aa1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03f6b6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0517f7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06fe86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078321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08a03d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0a47cf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0a4889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0aefe8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0be2b0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0da911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00dd652" style:font-size-asian="12.25pt" style:font-weight-asian="normal" style:font-size-complex="14pt" style:font-weight-complex="normal"/>
    </style:style>
    <style:style style:name="T17" style:family="text">
      <style:text-properties style:font-name="Liberation Serif" fo:font-size="14pt" officeooo:rsid="00024b75" style:font-size-asian="12.25pt" style:font-size-complex="14pt"/>
    </style:style>
    <style:style style:name="T18" style:family="text">
      <style:text-properties style:font-name="Liberation Serif" fo:font-size="14pt" officeooo:rsid="000dd652" style:font-size-asian="12.25pt" style:font-size-complex="14pt"/>
    </style:style>
    <style:style style:name="T19" style:family="text">
      <style:text-properties style:font-name="Liberation Serif" fo:font-size="14pt" fo:font-weight="bold" officeooo:rsid="00024b75" style:font-size-asian="12.25pt" style:font-weight-asian="bold" style:font-size-complex="14pt" style:font-weight-complex="bold"/>
    </style:style>
    <style:style style:name="T20" style:family="text">
      <style:text-properties style:font-name="Liberation Serif" fo:font-style="italic" style:font-style-asian="italic" style:font-style-complex="italic"/>
    </style:style>
    <style:style style:name="T21" style:family="text">
      <style:text-properties style:font-name="Liberation Serif" fo:font-style="italic" officeooo:rsid="00024b75" style:font-style-asian="italic" style:font-style-complex="italic"/>
    </style:style>
    <style:style style:name="T22" style:family="text">
      <style:text-properties style:font-name="Liberation Serif" officeooo:rsid="00024b75"/>
    </style:style>
    <style:style style:name="T23" style:family="text">
      <style:text-properties officeooo:rsid="000dd6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1">I</text:span><text:span text:style-name="T20">ntrodução</text:span></text:p>
      <text:p text:style-name="P13"><text:span text:style-name="T21"/></text:p>
      <text:p text:style-name="P12"><text:span text:style-name="T17">Você sabia que aquilo que compõe eu, você e </text:span><text:span text:style-name="T18">tudo ao nosso redor</text:span><text:span text:style-name="T17">, é apenas 15% de toda matéria do universo? Meu nome é Miguel e eu quero te contar sobre uma coisinha esquisita chamada </text:span><text:span text:style-name="T19">matéria escura.</text:span></text:p>
      <text:p text:style-name="P1"><text:span text:style-name="T19"/></text:p>
      <text:p text:style-name="P11"><text:span text:style-name="T19"/></text:p>
      <text:p text:style-name="P9"><text:span text:style-name="T22">C</text:span><text:span text:style-name="T1">ontextualização</text:span></text:p>
      <text:p text:style-name="P7"/>
      <text:p text:style-name="P12"><text:span text:style-name="T3">Primeiramente, o que é matéria escura…? Bom, </text:span><text:span text:style-name="T12">a gente ainda não</text:span><text:span text:style-name="T3"> sabe. Mas por que a </text:span><text:span text:style-name="T5">gente acha</text:span><text:span text:style-name="T3"> que ela existe? </text:span><text:span text:style-name="T8">E</text:span><text:span text:style-name="T3">m 1930, um cientista chamado Fritz Zwicky estava estudando galáxias </text:span><text:span text:style-name="T4">distantes</text:span><text:span text:style-name="T3">: ele estava interessado na velocidade com que objetos giravam em torno do centro d</text:span><text:span text:style-name="T16">as</text:span><text:span text:style-name="T3"> galáxias, e como essa velocidade </text:span><text:span text:style-name="T5">muda </text:span><text:span text:style-name="T3">depende</text:span><text:span text:style-name="T5">ndo</text:span><text:span text:style-name="T3"> da distância </text:span><text:span text:style-name="T15">entre o</text:span><text:span text:style-name="T3"> objeto </text:span><text:span text:style-name="T15">e</text:span><text:span text:style-name="T3"> o centro. </text:span><text:span text:style-name="T8">Zwicky </text:span><text:span text:style-name="T16">conhecia</text:span><text:span text:style-name="T8"> a distribuição de massa nas galáxis, </text:span><text:span text:style-name="T13">tendo mais massa no seu centro do que na suas extremidades.</text:span><text:span text:style-name="T8"> Utilizando isso junto com a l</text:span><text:span text:style-name="T3">ei de gravitação universal, Zwicky esperava que a relação entre </text:span><text:span text:style-name="T8">a velocidade e a distância</text:span><text:span text:style-name="T3"> fosse </text:span><text:span text:style-name="T8">a seguinte:</text:span><text:span text:style-name="T3"> a velocidade cai com o aumento da distância. Entretanto, o observado foi </text:span><text:span text:style-name="T16">essa</text:span><text:span text:style-name="T8"> curva. Claramente, algo de errado não está certo.</text:span><text:span text:style-name="T3"> </text:span><text:span text:style-name="T5">Para explicar esse </text:span><text:span text:style-name="T8">diferença</text:span><text:span text:style-name="T5">, </text:span><text:span text:style-name="T3">Zwicky propôs que deveria existir uma grande quantidade de massa não visível permeando essas galáxias. </text:span><text:span text:style-name="T13">5 vezes mais do que a matéria que conseguimos enxergar. </text:span><text:span text:style-name="T3">A essa massa invísivel, </text:span><text:span text:style-name="T8">ele deu</text:span><text:span text:style-name="T3"> o nome de matéria escura</text:span><text:span text:style-name="T8">.</text:span></text:p>
      <text:p text:style-name="P2"/>
      <text:p text:style-name="P1"><text:span text:style-name="T3">A teoria da matéria escura também explica alguns outros fenômenos, indo do comportamento observando quando dois aglomerados de galáxias se colidem até a formação dos priméiros núcleos no</text:span><text:span text:style-name="T5">s</text:span><text:span text:style-name="T3"> prim</text:span><text:span text:style-name="T5">eiros instantes</text:span><text:span text:style-name="T3"> do universo. Mas se essa matéria é invśivel, </text:span><text:span text:style-name="T9">ou seja</text:span><text:span text:style-name="T3">, não interage com a luz, como </text:span><text:span text:style-name="T5">que a gente faz para </text:span><text:span text:style-name="T3">detectar </text:span><text:span text:style-name="T5">ela</text:span><text:span text:style-name="T3">?</text:span></text:p>
      <text:p text:style-name="P1"><text:span text:style-name="T3"/></text:p>
      <text:p text:style-name="P1"><text:span text:style-name="T3"/></text:p>
      <text:p text:style-name="P3">Experimento</text:p>
      <text:p text:style-name="P5"/>
      <text:p text:style-name="P1"><text:span text:style-name="T9">A </text:span><text:span text:style-name="T3">coloboração da qual faço part</text:span><text:span text:style-name="T10">a</text:span><text:span text:style-name="T3"> chama-</text:span><text:span text:style-name="T10">se</text:span><text:span text:style-name="T3"> DarkSide. </text:span><text:span text:style-name="T10">He, entendeu? </text:span><text:span text:style-name="T16">B</text:span><text:span text:style-name="T3">usca</text:span><text:span text:style-name="T16">mos</text:span><text:span text:style-name="T3"> </text:span><text:span text:style-name="T5">detectar</text:span><text:span text:style-name="T3"> </text:span><text:span text:style-name="T5">um possível candidato a</text:span><text:span text:style-name="T3"> matéria escura. </text:span><text:span text:style-name="T5">Esse candidato seria</text:span><text:span text:style-name="T3"> composto por párticulas massissas </text:span><text:span text:style-name="T5">que interagem fracamente</text:span><text:span text:style-name="T3">, </text:span><text:span text:style-name="T5">ou seja, não muito.</text:span><text:span text:style-name="T3"> O </text:span><text:span text:style-name="T5">expiremento</text:span><text:span text:style-name="T3"> consiste de um </text:span><text:span text:style-name="T6">enorme </text:span><text:span text:style-name="T5">cilíndro</text:span><text:span text:style-name="T3"> </text:span><text:span text:style-name="T6">cheio de argônio, localizado dentro de uma montanha</text:span><text:span text:style-name="T3">. Teoricamente, existe uma grande nuvem de matéria escura permeando a galáxia. </text:span><text:span text:style-name="T14">D</text:span><text:span text:style-name="T3">evido ao movimento do sistema solar </text:span><text:span text:style-name="T6">em torno do centro da Via Láctea</text:span><text:span text:style-name="T3">, essas párticulas </text:span><text:span text:style-name="T6">d</text:span><text:span text:style-name="T3">e matéria escura colidem com os átomos de argônio. Quando essa colisão ocorre, parte da energia da mesma é liberada na forma de luz, que é detectada pelo </text:span><text:span text:style-name="T6">experimento </text:span><text:span text:style-name="T14">como</text:span><text:span text:style-name="T11"> um pul</text:span><text:span text:style-name="T14">s</text:span><text:span text:style-name="T11">o</text:span><text:span text:style-name="T3">. Quanto mais intentso for o sinal luminoso, mais intens</text:span><text:span text:style-name="T11">a</text:span><text:span text:style-name="T3"> foi a colisão entre </text:span><text:span text:style-name="T6">a partícula </text:span><text:span text:style-name="T3">e o argônio.</text:span></text:p>
      <text:p text:style-name="P2"/>
      <text:p text:style-name="P1"><text:span text:style-name="T3">A intensidade do sinal depende diretamente da velocidade d</text:span><text:span text:style-name="T6">a</text:span><text:span text:style-name="T3"> </text:span><text:span text:style-name="T6">partícula</text:span><text:span text:style-name="T3"> em relação a Terra. </text:span><text:span text:style-name="T14">Quanto mais rápida, maior o sinal e vice-versa</text:span><text:span text:style-name="T3">. Outro fator importante é o ângulo </text:span><text:span text:style-name="T6">de colisão </text:span><text:span text:style-name="T3">entre a partícula e o aparato experimental, </text:span><text:span text:style-name="T14">com sinais mais intensos </text:span><text:soft-page-break/><text:span text:style-name="T14">para ângulos menores e sinais menos intensos para ângulos maiores</text:span><text:span text:style-name="T11">.</text:span><text:span text:style-name="T3"> Como o experimento está na Terra e </text:span><text:span text:style-name="T7">ela</text:span><text:span text:style-name="T3"> se movimenta ao longo do dia, </text:span><text:span text:style-name="T7">girando em torno do próprio eixo, </text:span><text:span text:style-name="T3">esperamos que esse ângulo varie. Uma variação desse ângulo deveria então resultar numa variação da intensidade do sinal. Tal comportamento seria característico de uma interação entre</text:span><text:span text:style-name="T6"> a </text:span><text:span text:style-name="T15">matéria escura</text:span><text:span text:style-name="T3"> e </text:span><text:span text:style-name="T6">o </text:span><text:span text:style-name="T3">argônio e poderia ser crucial para a detecção d</text:span><text:span text:style-name="T15">a mesma</text:span><text:span text:style-name="T3">. O meu projeto de pesquisa </text:span><text:span text:style-name="T11">busca</text:span><text:span text:style-name="T3"> avaliar se o estudo dessa </text:span><text:span text:style-name="T6">variação</text:span><text:span text:style-name="T3"> do sinal devido a variação do ângulo seria um método viável para detecção da matéria escura.</text:span></text:p>
      <text:p text:style-name="P2"/>
      <text:p text:style-name="P2"/>
      <text:p text:style-name="P4">Experimento</text:p>
      <text:p text:style-name="P6"/>
      <text:p text:style-name="P14"><text:span text:style-name="T11">Isso é apenas uma das coisas que estamos fazendo para aprender um pouco mais sobre nosso mundo e espero ter despertado seu interesse sobre aquilo que a ciência faz, aqui na Terra, para desvendar os mistérios d</text:span><text:span text:style-name="T15">o</text:span><text:span text:style-name="T11"> nosso universo</text:span><text:span text:style-name="T2">.</text:span></text:p>
      <text:p text:style-name="P14"><text:span text:style-name="T2"/></text:p>
      <text:p text:style-name="P15"><text:span text:style-name="T2">Obrigado pela atenção e a gente se vê, no lado escur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1:58:08.609039206</meta:creation-date>
    <dc:date>2020-09-27T18:47:40.706130353</dc:date>
    <meta:editing-duration>PT11H34M19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2" meta:paragraph-count="11" meta:word-count="571" meta:character-count="3450" meta:non-whitespace-character-count="2890"/>
  </office:meta>
</office:document-meta>
</file>